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448.02pt" svg:y="102.42pt">
            <loext:p draw:notify-on-update-of-ranges="Sheet1.H2:Sheet1.H7 Sheet1.I2:Sheet1.I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table:style-name="ce1" office:value-type="string" calcext:value-type="string">
            <text:p>0.0s</text:p>
          </table:table-cell>
          <table:table-cell table:style-name="ce1" office:value-type="string" calcext:value-type="string">
            <text:p>0.2s</text:p>
          </table:table-cell>
          <table:table-cell table:style-name="ce1" office:value-type="string" calcext:value-type="string">
            <text:p>0.4s</text:p>
          </table:table-cell>
          <table:table-cell table:style-name="ce1" office:value-type="string" calcext:value-type="string">
            <text:p>0.6s</text:p>
          </table:table-cell>
          <table:table-cell table:style-name="ce1" office:value-type="string" calcext:value-type="string">
            <text:p>0.8s</text:p>
          </table:table-cell>
          <table:table-cell table:style-name="ce1" office:value-type="string" calcext:value-type="string">
            <text:p>1.0s</text:p>
          </table:table-cell>
          <table:table-cell/>
          <table:table-cell table:style-name="ce1" office:value-type="string" calcext:value-type="string">
            <text:p>SCENARIO</text:p>
          </table:table-cell>
          <table:table-cell table:style-name="ce1" office:value-type="string" calcext:value-type="string">
            <text:p>AVERAGE</text:p>
          </table:table-cell>
        </table:table-row>
        <table:table-row table:style-name="ro1">
          <table:table-cell office:value-type="float" office:value="0.00335336" calcext:value-type="float">
            <text:p>0.00335336</text:p>
          </table:table-cell>
          <table:table-cell office:value-type="float" office:value="0.00705194" calcext:value-type="float">
            <text:p>0.00705194</text:p>
          </table:table-cell>
          <table:table-cell office:value-type="float" office:value="0.00719144" calcext:value-type="float">
            <text:p>0.00719144</text:p>
          </table:table-cell>
          <table:table-cell office:value-type="float" office:value="0.0067409" calcext:value-type="float">
            <text:p>0.0067409</text:p>
          </table:table-cell>
          <table:table-cell office:value-type="float" office:value="0.0068076" calcext:value-type="float">
            <text:p>0.0068076</text:p>
          </table:table-cell>
          <table:table-cell office:value-type="float" office:value="0.00820668" calcext:value-type="float">
            <text:p>0.00820668</text:p>
          </table:table-cell>
          <table:table-cell/>
          <table:table-cell office:value-type="string" calcext:value-type="string">
            <text:p>0.0s</text:p>
          </table:table-cell>
          <table:table-cell table:formula="of:=SUM([.A2:.A31])/30" office:value-type="float" office:value="0.003255842" calcext:value-type="float">
            <text:p>0.003255842</text:p>
          </table:table-cell>
        </table:table-row>
        <table:table-row table:style-name="ro1">
          <table:table-cell office:value-type="float" office:value="0.00322402" calcext:value-type="float">
            <text:p>0.00322402</text:p>
          </table:table-cell>
          <table:table-cell office:value-type="float" office:value="0.0074356" calcext:value-type="float">
            <text:p>0.0074356</text:p>
          </table:table-cell>
          <table:table-cell office:value-type="float" office:value="0.0063615" calcext:value-type="float">
            <text:p>0.0063615</text:p>
          </table:table-cell>
          <table:table-cell office:value-type="float" office:value="0.0085862" calcext:value-type="float">
            <text:p>0.0085862</text:p>
          </table:table-cell>
          <table:table-cell office:value-type="float" office:value="0.010513" calcext:value-type="float">
            <text:p>0.010513</text:p>
          </table:table-cell>
          <table:table-cell office:value-type="float" office:value="0.00843692" calcext:value-type="float">
            <text:p>0.00843692</text:p>
          </table:table-cell>
          <table:table-cell/>
          <table:table-cell office:value-type="string" calcext:value-type="string">
            <text:p>0.2s</text:p>
          </table:table-cell>
          <table:table-cell table:formula="of:=SUM([.B2:.B31])/30" office:value-type="float" office:value="0.00815327266666667" calcext:value-type="float">
            <text:p>0.008153272666667</text:p>
          </table:table-cell>
        </table:table-row>
        <table:table-row table:style-name="ro1">
          <table:table-cell office:value-type="float" office:value="0.00364414" calcext:value-type="float">
            <text:p>0.00364414</text:p>
          </table:table-cell>
          <table:table-cell office:value-type="float" office:value="0.0068898" calcext:value-type="float">
            <text:p>0.0068898</text:p>
          </table:table-cell>
          <table:table-cell office:value-type="float" office:value="0.00436498" calcext:value-type="float">
            <text:p>0.00436498</text:p>
          </table:table-cell>
          <table:table-cell office:value-type="float" office:value="0.00733882" calcext:value-type="float">
            <text:p>0.00733882</text:p>
          </table:table-cell>
          <table:table-cell office:value-type="float" office:value="0.00900882" calcext:value-type="float">
            <text:p>0.00900882</text:p>
          </table:table-cell>
          <table:table-cell office:value-type="float" office:value="0.00639908" calcext:value-type="float">
            <text:p>0.00639908</text:p>
          </table:table-cell>
          <table:table-cell/>
          <table:table-cell office:value-type="string" calcext:value-type="string">
            <text:p>0.4s</text:p>
          </table:table-cell>
          <table:table-cell table:formula="of:=SUM([.C2:.C31])/30" office:value-type="float" office:value="0.00609510466666667" calcext:value-type="float">
            <text:p>0.006095104666667</text:p>
          </table:table-cell>
        </table:table-row>
        <table:table-row table:style-name="ro1">
          <table:table-cell office:value-type="float" office:value="0.00305534" calcext:value-type="float">
            <text:p>0.00305534</text:p>
          </table:table-cell>
          <table:table-cell office:value-type="float" office:value="0.00610468" calcext:value-type="float">
            <text:p>0.00610468</text:p>
          </table:table-cell>
          <table:table-cell office:value-type="float" office:value="0.0071949" calcext:value-type="float">
            <text:p>0.0071949</text:p>
          </table:table-cell>
          <table:table-cell office:value-type="float" office:value="0.0106803" calcext:value-type="float">
            <text:p>0.0106803</text:p>
          </table:table-cell>
          <table:table-cell office:value-type="float" office:value="0.0110061" calcext:value-type="float">
            <text:p>0.0110061</text:p>
          </table:table-cell>
          <table:table-cell office:value-type="float" office:value="0.00602042" calcext:value-type="float">
            <text:p>0.00602042</text:p>
          </table:table-cell>
          <table:table-cell/>
          <table:table-cell office:value-type="string" calcext:value-type="string">
            <text:p>0.6s</text:p>
          </table:table-cell>
          <table:table-cell table:formula="of:=SUM([.D2:.D31])/30" office:value-type="float" office:value="0.00802585733333333" calcext:value-type="float">
            <text:p>0.008025857333333</text:p>
          </table:table-cell>
        </table:table-row>
        <table:table-row table:style-name="ro1">
          <table:table-cell office:value-type="float" office:value="0.00287066" calcext:value-type="float">
            <text:p>0.00287066</text:p>
          </table:table-cell>
          <table:table-cell office:value-type="float" office:value="0.00927922" calcext:value-type="float">
            <text:p>0.00927922</text:p>
          </table:table-cell>
          <table:table-cell office:value-type="float" office:value="0.00618974" calcext:value-type="float">
            <text:p>0.00618974</text:p>
          </table:table-cell>
          <table:table-cell office:value-type="float" office:value="0.0076601" calcext:value-type="float">
            <text:p>0.0076601</text:p>
          </table:table-cell>
          <table:table-cell office:value-type="float" office:value="0.00660706" calcext:value-type="float">
            <text:p>0.00660706</text:p>
          </table:table-cell>
          <table:table-cell office:value-type="float" office:value="0.00546554" calcext:value-type="float">
            <text:p>0.00546554</text:p>
          </table:table-cell>
          <table:table-cell/>
          <table:table-cell office:value-type="string" calcext:value-type="string">
            <text:p>0.8s</text:p>
          </table:table-cell>
          <table:table-cell table:formula="of:=SUM([.E2:.E31])/30" office:value-type="float" office:value="0.0105876053333333" calcext:value-type="float">
            <text:p>0.010587605333333</text:p>
          </table:table-cell>
        </table:table-row>
        <table:table-row table:style-name="ro1">
          <table:table-cell office:value-type="float" office:value="0.00285582" calcext:value-type="float">
            <text:p>0.00285582</text:p>
          </table:table-cell>
          <table:table-cell office:value-type="float" office:value="0.00788952" calcext:value-type="float">
            <text:p>0.00788952</text:p>
          </table:table-cell>
          <table:table-cell office:value-type="float" office:value="0.00824234" calcext:value-type="float">
            <text:p>0.00824234</text:p>
          </table:table-cell>
          <table:table-cell office:value-type="float" office:value="0.00780588" calcext:value-type="float">
            <text:p>0.00780588</text:p>
          </table:table-cell>
          <table:table-cell office:value-type="float" office:value="0.00912244" calcext:value-type="float">
            <text:p>0.00912244</text:p>
          </table:table-cell>
          <table:table-cell office:value-type="float" office:value="0.00685074" calcext:value-type="float">
            <text:p>0.00685074</text:p>
          </table:table-cell>
          <table:table-cell/>
          <table:table-cell office:value-type="string" calcext:value-type="string">
            <text:p>1.0s</text:p>
          </table:table-cell>
          <table:table-cell table:formula="of:=SUM([.F2:.F31])/30" office:value-type="float" office:value="0.00701515" calcext:value-type="float">
            <text:p>0.00701515</text:p>
          </table:table-cell>
        </table:table-row>
        <table:table-row table:style-name="ro1">
          <table:table-cell office:value-type="float" office:value="0.00289498" calcext:value-type="float">
            <text:p>0.00289498</text:p>
          </table:table-cell>
          <table:table-cell office:value-type="float" office:value="0.0088586" calcext:value-type="float">
            <text:p>0.0088586</text:p>
          </table:table-cell>
          <table:table-cell office:value-type="float" office:value="0.00426222" calcext:value-type="float">
            <text:p>0.00426222</text:p>
          </table:table-cell>
          <table:table-cell office:value-type="float" office:value="0.00970062" calcext:value-type="float">
            <text:p>0.00970062</text:p>
          </table:table-cell>
          <table:table-cell office:value-type="float" office:value="0.00723084" calcext:value-type="float">
            <text:p>0.00723084</text:p>
          </table:table-cell>
          <table:table-cell office:value-type="float" office:value="0.00483236" calcext:value-type="float">
            <text:p>0.00483236</text:p>
          </table:table-cell>
          <table:table-cell table:number-columns-repeated="3"/>
        </table:table-row>
        <table:table-row table:style-name="ro1">
          <table:table-cell office:value-type="float" office:value="0.00287644" calcext:value-type="float">
            <text:p>0.00287644</text:p>
          </table:table-cell>
          <table:table-cell office:value-type="float" office:value="0.00849026" calcext:value-type="float">
            <text:p>0.00849026</text:p>
          </table:table-cell>
          <table:table-cell office:value-type="float" office:value="0.00690748" calcext:value-type="float">
            <text:p>0.00690748</text:p>
          </table:table-cell>
          <table:table-cell office:value-type="float" office:value="0.00553206" calcext:value-type="float">
            <text:p>0.00553206</text:p>
          </table:table-cell>
          <table:table-cell office:value-type="float" office:value="0.0107437" calcext:value-type="float">
            <text:p>0.0107437</text:p>
          </table:table-cell>
          <table:table-cell office:value-type="float" office:value="0.00505814" calcext:value-type="float">
            <text:p>0.00505814</text:p>
          </table:table-cell>
          <table:table-cell table:number-columns-repeated="3"/>
        </table:table-row>
        <table:table-row table:style-name="ro1">
          <table:table-cell office:value-type="float" office:value="0.00284634" calcext:value-type="float">
            <text:p>0.00284634</text:p>
          </table:table-cell>
          <table:table-cell office:value-type="float" office:value="0.0095036" calcext:value-type="float">
            <text:p>0.0095036</text:p>
          </table:table-cell>
          <table:table-cell office:value-type="float" office:value="0.007934" calcext:value-type="float">
            <text:p>0.007934</text:p>
          </table:table-cell>
          <table:table-cell office:value-type="float" office:value="0.00972798" calcext:value-type="float">
            <text:p>0.00972798</text:p>
          </table:table-cell>
          <table:table-cell office:value-type="float" office:value="0.00662796" calcext:value-type="float">
            <text:p>0.00662796</text:p>
          </table:table-cell>
          <table:table-cell office:value-type="float" office:value="0.00662106" calcext:value-type="float">
            <text:p>0.00662106</text:p>
          </table:table-cell>
          <table:table-cell table:number-columns-repeated="3"/>
        </table:table-row>
        <table:table-row table:style-name="ro1">
          <table:table-cell office:value-type="float" office:value="0.00288998" calcext:value-type="float">
            <text:p>0.00288998</text:p>
          </table:table-cell>
          <table:table-cell office:value-type="float" office:value="0.00994834" calcext:value-type="float">
            <text:p>0.00994834</text:p>
          </table:table-cell>
          <table:table-cell office:value-type="float" office:value="0.00586678" calcext:value-type="float">
            <text:p>0.00586678</text:p>
          </table:table-cell>
          <table:table-cell office:value-type="float" office:value="0.0106702" calcext:value-type="float">
            <text:p>0.0106702</text:p>
          </table:table-cell>
          <table:table-cell office:value-type="float" office:value="0.0107433" calcext:value-type="float">
            <text:p>0.0107433</text:p>
          </table:table-cell>
          <table:table-cell office:value-type="float" office:value="0.00767222" calcext:value-type="float">
            <text:p>0.00767222</text:p>
          </table:table-cell>
          <table:table-cell table:number-columns-repeated="3"/>
        </table:table-row>
        <table:table-row table:style-name="ro1">
          <table:table-cell office:value-type="float" office:value="0.0029954" calcext:value-type="float">
            <text:p>0.0029954</text:p>
          </table:table-cell>
          <table:table-cell office:value-type="float" office:value="0.00789686" calcext:value-type="float">
            <text:p>0.00789686</text:p>
          </table:table-cell>
          <table:table-cell office:value-type="float" office:value="0.0049834" calcext:value-type="float">
            <text:p>0.0049834</text:p>
          </table:table-cell>
          <table:table-cell office:value-type="float" office:value="0.00903804" calcext:value-type="float">
            <text:p>0.00903804</text:p>
          </table:table-cell>
          <table:table-cell office:value-type="float" office:value="0.00877334" calcext:value-type="float">
            <text:p>0.00877334</text:p>
          </table:table-cell>
          <table:table-cell office:value-type="float" office:value="0.00897774" calcext:value-type="float">
            <text:p>0.00897774</text:p>
          </table:table-cell>
          <table:table-cell table:number-columns-repeated="3"/>
        </table:table-row>
        <table:table-row table:style-name="ro1">
          <table:table-cell office:value-type="float" office:value="0.00301422" calcext:value-type="float">
            <text:p>0.00301422</text:p>
          </table:table-cell>
          <table:table-cell office:value-type="float" office:value="0.0093487" calcext:value-type="float">
            <text:p>0.0093487</text:p>
          </table:table-cell>
          <table:table-cell office:value-type="float" office:value="0.00366628" calcext:value-type="float">
            <text:p>0.00366628</text:p>
          </table:table-cell>
          <table:table-cell office:value-type="float" office:value="0.00728544" calcext:value-type="float">
            <text:p>0.00728544</text:p>
          </table:table-cell>
          <table:table-cell office:value-type="float" office:value="0.0129473" calcext:value-type="float">
            <text:p>0.0129473</text:p>
          </table:table-cell>
          <table:table-cell office:value-type="float" office:value="0.0078629" calcext:value-type="float">
            <text:p>0.0078629</text:p>
          </table:table-cell>
          <table:table-cell table:number-columns-repeated="3"/>
        </table:table-row>
        <table:table-row table:style-name="ro1">
          <table:table-cell office:value-type="float" office:value="0.00296942" calcext:value-type="float">
            <text:p>0.00296942</text:p>
          </table:table-cell>
          <table:table-cell office:value-type="float" office:value="0.00774018" calcext:value-type="float">
            <text:p>0.00774018</text:p>
          </table:table-cell>
          <table:table-cell office:value-type="float" office:value="0.00728294" calcext:value-type="float">
            <text:p>0.00728294</text:p>
          </table:table-cell>
          <table:table-cell office:value-type="float" office:value="0.00728126" calcext:value-type="float">
            <text:p>0.00728126</text:p>
          </table:table-cell>
          <table:table-cell office:value-type="float" office:value="0.0108731" calcext:value-type="float">
            <text:p>0.0108731</text:p>
          </table:table-cell>
          <table:table-cell office:value-type="float" office:value="0.0077024" calcext:value-type="float">
            <text:p>0.0077024</text:p>
          </table:table-cell>
          <table:table-cell table:number-columns-repeated="3"/>
        </table:table-row>
        <table:table-row table:style-name="ro1">
          <table:table-cell office:value-type="float" office:value="0.0029631" calcext:value-type="float">
            <text:p>0.0029631</text:p>
          </table:table-cell>
          <table:table-cell office:value-type="float" office:value="0.0106769" calcext:value-type="float">
            <text:p>0.0106769</text:p>
          </table:table-cell>
          <table:table-cell office:value-type="float" office:value="0.00551942" calcext:value-type="float">
            <text:p>0.00551942</text:p>
          </table:table-cell>
          <table:table-cell office:value-type="float" office:value="0.00783958" calcext:value-type="float">
            <text:p>0.00783958</text:p>
          </table:table-cell>
          <table:table-cell office:value-type="float" office:value="0.00889042" calcext:value-type="float">
            <text:p>0.00889042</text:p>
          </table:table-cell>
          <table:table-cell office:value-type="float" office:value="0.00665958" calcext:value-type="float">
            <text:p>0.00665958</text:p>
          </table:table-cell>
          <table:table-cell table:number-columns-repeated="3"/>
        </table:table-row>
        <table:table-row table:style-name="ro1">
          <table:table-cell office:value-type="float" office:value="0.00283522" calcext:value-type="float">
            <text:p>0.00283522</text:p>
          </table:table-cell>
          <table:table-cell office:value-type="float" office:value="0.00728376" calcext:value-type="float">
            <text:p>0.00728376</text:p>
          </table:table-cell>
          <table:table-cell office:value-type="float" office:value="0.00525202" calcext:value-type="float">
            <text:p>0.00525202</text:p>
          </table:table-cell>
          <table:table-cell office:value-type="float" office:value="0.00745382" calcext:value-type="float">
            <text:p>0.00745382</text:p>
          </table:table-cell>
          <table:table-cell office:value-type="float" office:value="0.0069338" calcext:value-type="float">
            <text:p>0.0069338</text:p>
          </table:table-cell>
          <table:table-cell office:value-type="float" office:value="0.00500986" calcext:value-type="float">
            <text:p>0.00500986</text:p>
          </table:table-cell>
          <table:table-cell table:number-columns-repeated="3"/>
        </table:table-row>
        <table:table-row table:style-name="ro1">
          <table:table-cell office:value-type="float" office:value="0.0028116" calcext:value-type="float">
            <text:p>0.0028116</text:p>
          </table:table-cell>
          <table:table-cell office:value-type="float" office:value="0.0104275" calcext:value-type="float">
            <text:p>0.0104275</text:p>
          </table:table-cell>
          <table:table-cell office:value-type="float" office:value="0.00635512" calcext:value-type="float">
            <text:p>0.00635512</text:p>
          </table:table-cell>
          <table:table-cell office:value-type="float" office:value="0.00842942" calcext:value-type="float">
            <text:p>0.00842942</text:p>
          </table:table-cell>
          <table:table-cell office:value-type="float" office:value="0.010661" calcext:value-type="float">
            <text:p>0.010661</text:p>
          </table:table-cell>
          <table:table-cell office:value-type="float" office:value="0.00635676" calcext:value-type="float">
            <text:p>0.00635676</text:p>
          </table:table-cell>
          <table:table-cell table:number-columns-repeated="3"/>
        </table:table-row>
        <table:table-row table:style-name="ro1">
          <table:table-cell office:value-type="float" office:value="0.00295088" calcext:value-type="float">
            <text:p>0.00295088</text:p>
          </table:table-cell>
          <table:table-cell office:value-type="float" office:value="0.00844276" calcext:value-type="float">
            <text:p>0.00844276</text:p>
          </table:table-cell>
          <table:table-cell office:value-type="float" office:value="0.0075696" calcext:value-type="float">
            <text:p>0.0075696</text:p>
          </table:table-cell>
          <table:table-cell office:value-type="float" office:value="0.005909" calcext:value-type="float">
            <text:p>0.005909</text:p>
          </table:table-cell>
          <table:table-cell office:value-type="float" office:value="0.00827022" calcext:value-type="float">
            <text:p>0.00827022</text:p>
          </table:table-cell>
          <table:table-cell office:value-type="float" office:value="0.00428788" calcext:value-type="float">
            <text:p>0.00428788</text:p>
          </table:table-cell>
          <table:table-cell table:number-columns-repeated="3"/>
        </table:table-row>
        <table:table-row table:style-name="ro1">
          <table:table-cell office:value-type="float" office:value="0.00339622" calcext:value-type="float">
            <text:p>0.00339622</text:p>
          </table:table-cell>
          <table:table-cell office:value-type="float" office:value="0.00832894" calcext:value-type="float">
            <text:p>0.00832894</text:p>
          </table:table-cell>
          <table:table-cell office:value-type="float" office:value="0.00473074" calcext:value-type="float">
            <text:p>0.00473074</text:p>
          </table:table-cell>
          <table:table-cell office:value-type="float" office:value="0.0069944" calcext:value-type="float">
            <text:p>0.0069944</text:p>
          </table:table-cell>
          <table:table-cell office:value-type="float" office:value="0.00613206" calcext:value-type="float">
            <text:p>0.00613206</text:p>
          </table:table-cell>
          <table:table-cell office:value-type="float" office:value="0.00442344" calcext:value-type="float">
            <text:p>0.00442344</text:p>
          </table:table-cell>
          <table:table-cell table:number-columns-repeated="3"/>
        </table:table-row>
        <table:table-row table:style-name="ro1">
          <table:table-cell office:value-type="float" office:value="0.003571" calcext:value-type="float">
            <text:p>0.003571</text:p>
          </table:table-cell>
          <table:table-cell office:value-type="float" office:value="0.00759148" calcext:value-type="float">
            <text:p>0.00759148</text:p>
          </table:table-cell>
          <table:table-cell office:value-type="float" office:value="0.00518462" calcext:value-type="float">
            <text:p>0.00518462</text:p>
          </table:table-cell>
          <table:table-cell office:value-type="float" office:value="0.00564378" calcext:value-type="float">
            <text:p>0.00564378</text:p>
          </table:table-cell>
          <table:table-cell office:value-type="float" office:value="0.0104325" calcext:value-type="float">
            <text:p>0.0104325</text:p>
          </table:table-cell>
          <table:table-cell office:value-type="float" office:value="0.00886342" calcext:value-type="float">
            <text:p>0.00886342</text:p>
          </table:table-cell>
          <table:table-cell table:number-columns-repeated="3"/>
        </table:table-row>
        <table:table-row table:style-name="ro1">
          <table:table-cell office:value-type="float" office:value="0.00338138" calcext:value-type="float">
            <text:p>0.00338138</text:p>
          </table:table-cell>
          <table:table-cell office:value-type="float" office:value="0.00911104" calcext:value-type="float">
            <text:p>0.00911104</text:p>
          </table:table-cell>
          <table:table-cell office:value-type="float" office:value="0.00617356" calcext:value-type="float">
            <text:p>0.00617356</text:p>
          </table:table-cell>
          <table:table-cell office:value-type="float" office:value="0.00580732" calcext:value-type="float">
            <text:p>0.00580732</text:p>
          </table:table-cell>
          <table:table-cell office:value-type="float" office:value="0.0126006" calcext:value-type="float">
            <text:p>0.0126006</text:p>
          </table:table-cell>
          <table:table-cell office:value-type="float" office:value="0.0104457" calcext:value-type="float">
            <text:p>0.0104457</text:p>
          </table:table-cell>
          <table:table-cell table:number-columns-repeated="3"/>
        </table:table-row>
        <table:table-row table:style-name="ro1">
          <table:table-cell office:value-type="float" office:value="0.00311986" calcext:value-type="float">
            <text:p>0.00311986</text:p>
          </table:table-cell>
          <table:table-cell office:value-type="float" office:value="0.00846804" calcext:value-type="float">
            <text:p>0.00846804</text:p>
          </table:table-cell>
          <table:table-cell office:value-type="float" office:value="0.00776452" calcext:value-type="float">
            <text:p>0.00776452</text:p>
          </table:table-cell>
          <table:table-cell office:value-type="float" office:value="0.0103817" calcext:value-type="float">
            <text:p>0.0103817</text:p>
          </table:table-cell>
          <table:table-cell office:value-type="float" office:value="0.0147461" calcext:value-type="float">
            <text:p>0.0147461</text:p>
          </table:table-cell>
          <table:table-cell office:value-type="float" office:value="0.00645542" calcext:value-type="float">
            <text:p>0.00645542</text:p>
          </table:table-cell>
          <table:table-cell table:number-columns-repeated="3"/>
        </table:table-row>
        <table:table-row table:style-name="ro1">
          <table:table-cell office:value-type="float" office:value="0.00296988" calcext:value-type="float">
            <text:p>0.00296988</text:p>
          </table:table-cell>
          <table:table-cell office:value-type="float" office:value="0.0065088" calcext:value-type="float">
            <text:p>0.0065088</text:p>
          </table:table-cell>
          <table:table-cell office:value-type="float" office:value="0.00573814" calcext:value-type="float">
            <text:p>0.00573814</text:p>
          </table:table-cell>
          <table:table-cell office:value-type="float" office:value="0.0103465" calcext:value-type="float">
            <text:p>0.0103465</text:p>
          </table:table-cell>
          <table:table-cell office:value-type="float" office:value="0.0105471" calcext:value-type="float">
            <text:p>0.0105471</text:p>
          </table:table-cell>
          <table:table-cell office:value-type="float" office:value="0.00952604" calcext:value-type="float">
            <text:p>0.00952604</text:p>
          </table:table-cell>
          <table:table-cell table:number-columns-repeated="3"/>
        </table:table-row>
        <table:table-row table:style-name="ro1">
          <table:table-cell office:value-type="float" office:value="0.00304096" calcext:value-type="float">
            <text:p>0.00304096</text:p>
          </table:table-cell>
          <table:table-cell office:value-type="float" office:value="0.00914112" calcext:value-type="float">
            <text:p>0.00914112</text:p>
          </table:table-cell>
          <table:table-cell office:value-type="float" office:value="0.00525138" calcext:value-type="float">
            <text:p>0.00525138</text:p>
          </table:table-cell>
          <table:table-cell office:value-type="float" office:value="0.00595486" calcext:value-type="float">
            <text:p>0.00595486</text:p>
          </table:table-cell>
          <table:table-cell office:value-type="float" office:value="0.016664" calcext:value-type="float">
            <text:p>0.016664</text:p>
          </table:table-cell>
          <table:table-cell office:value-type="float" office:value="0.0074251" calcext:value-type="float">
            <text:p>0.0074251</text:p>
          </table:table-cell>
          <table:table-cell table:number-columns-repeated="3"/>
        </table:table-row>
        <table:table-row table:style-name="ro1">
          <table:table-cell office:value-type="float" office:value="0.0028723" calcext:value-type="float">
            <text:p>0.0028723</text:p>
          </table:table-cell>
          <table:table-cell office:value-type="float" office:value="0.0070669" calcext:value-type="float">
            <text:p>0.0070669</text:p>
          </table:table-cell>
          <table:table-cell office:value-type="float" office:value="0.00652398" calcext:value-type="float">
            <text:p>0.00652398</text:p>
          </table:table-cell>
          <table:table-cell office:value-type="float" office:value="0.00612302" calcext:value-type="float">
            <text:p>0.00612302</text:p>
          </table:table-cell>
          <table:table-cell office:value-type="float" office:value="0.0102089" calcext:value-type="float">
            <text:p>0.0102089</text:p>
          </table:table-cell>
          <table:table-cell office:value-type="float" office:value="0.0059449" calcext:value-type="float">
            <text:p>0.0059449</text:p>
          </table:table-cell>
          <table:table-cell table:number-columns-repeated="3"/>
        </table:table-row>
        <table:table-row table:style-name="ro1">
          <table:table-cell office:value-type="float" office:value="0.0048388" calcext:value-type="float">
            <text:p>0.0048388</text:p>
          </table:table-cell>
          <table:table-cell office:value-type="float" office:value="0.00542734" calcext:value-type="float">
            <text:p>0.00542734</text:p>
          </table:table-cell>
          <table:table-cell office:value-type="float" office:value="0.00535076" calcext:value-type="float">
            <text:p>0.00535076</text:p>
          </table:table-cell>
          <table:table-cell office:value-type="float" office:value="0.00445448" calcext:value-type="float">
            <text:p>0.00445448</text:p>
          </table:table-cell>
          <table:table-cell office:value-type="float" office:value="0.0097276" calcext:value-type="float">
            <text:p>0.0097276</text:p>
          </table:table-cell>
          <table:table-cell office:value-type="float" office:value="0.00439898" calcext:value-type="float">
            <text:p>0.00439898</text:p>
          </table:table-cell>
          <table:table-cell table:number-columns-repeated="3"/>
        </table:table-row>
        <table:table-row table:style-name="ro1">
          <table:table-cell office:value-type="float" office:value="0.0053788" calcext:value-type="float">
            <text:p>0.0053788</text:p>
          </table:table-cell>
          <table:table-cell office:value-type="float" office:value="0.00905914" calcext:value-type="float">
            <text:p>0.00905914</text:p>
          </table:table-cell>
          <table:table-cell office:value-type="float" office:value="0.00747842" calcext:value-type="float">
            <text:p>0.00747842</text:p>
          </table:table-cell>
          <table:table-cell office:value-type="float" office:value="0.0046073" calcext:value-type="float">
            <text:p>0.0046073</text:p>
          </table:table-cell>
          <table:table-cell office:value-type="float" office:value="0.0081935" calcext:value-type="float">
            <text:p>0.0081935</text:p>
          </table:table-cell>
          <table:table-cell office:value-type="float" office:value="0.00567752" calcext:value-type="float">
            <text:p>0.00567752</text:p>
          </table:table-cell>
          <table:table-cell table:number-columns-repeated="3"/>
        </table:table-row>
        <table:table-row table:style-name="ro1">
          <table:table-cell office:value-type="float" office:value="0.00374006" calcext:value-type="float">
            <text:p>0.00374006</text:p>
          </table:table-cell>
          <table:table-cell office:value-type="float" office:value="0.00651842" calcext:value-type="float">
            <text:p>0.00651842</text:p>
          </table:table-cell>
          <table:table-cell office:value-type="float" office:value="0.00469184" calcext:value-type="float">
            <text:p>0.00469184</text:p>
          </table:table-cell>
          <table:table-cell office:value-type="float" office:value="0.00464514" calcext:value-type="float">
            <text:p>0.00464514</text:p>
          </table:table-cell>
          <table:table-cell office:value-type="float" office:value="0.0187162" calcext:value-type="float">
            <text:p>0.0187162</text:p>
          </table:table-cell>
          <table:table-cell office:value-type="float" office:value="0.00583754" calcext:value-type="float">
            <text:p>0.00583754</text:p>
          </table:table-cell>
          <table:table-cell table:number-columns-repeated="3"/>
        </table:table-row>
        <table:table-row table:style-name="ro1">
          <table:table-cell office:value-type="float" office:value="0.00356558" calcext:value-type="float">
            <text:p>0.00356558</text:p>
          </table:table-cell>
          <table:table-cell office:value-type="float" office:value="0.00829234" calcext:value-type="float">
            <text:p>0.00829234</text:p>
          </table:table-cell>
          <table:table-cell office:value-type="float" office:value="0.00646528" calcext:value-type="float">
            <text:p>0.00646528</text:p>
          </table:table-cell>
          <table:table-cell office:value-type="float" office:value="0.0106185" calcext:value-type="float">
            <text:p>0.0106185</text:p>
          </table:table-cell>
          <table:table-cell office:value-type="float" office:value="0.016678" calcext:value-type="float">
            <text:p>0.016678</text:p>
          </table:table-cell>
          <table:table-cell office:value-type="float" office:value="0.00757178" calcext:value-type="float">
            <text:p>0.00757178</text:p>
          </table:table-cell>
          <table:table-cell table:number-columns-repeated="3"/>
        </table:table-row>
        <table:table-row table:style-name="ro1">
          <table:table-cell office:value-type="float" office:value="0.00355436" calcext:value-type="float">
            <text:p>0.00355436</text:p>
          </table:table-cell>
          <table:table-cell office:value-type="float" office:value="0.00658332" calcext:value-type="float">
            <text:p>0.00658332</text:p>
          </table:table-cell>
          <table:table-cell office:value-type="float" office:value="0.0068885" calcext:value-type="float">
            <text:p>0.0068885</text:p>
          </table:table-cell>
          <table:table-cell office:value-type="float" office:value="0.0147768" calcext:value-type="float">
            <text:p>0.0147768</text:p>
          </table:table-cell>
          <table:table-cell office:value-type="float" office:value="0.0145986" calcext:value-type="float">
            <text:p>0.0145986</text:p>
          </table:table-cell>
          <table:table-cell office:value-type="float" office:value="0.00851958" calcext:value-type="float">
            <text:p>0.00851958</text:p>
          </table:table-cell>
          <table:table-cell table:number-columns-repeated="3"/>
        </table:table-row>
        <table:table-row table:style-name="ro1">
          <table:table-cell office:value-type="float" office:value="0.00319514" calcext:value-type="float">
            <text:p>0.00319514</text:p>
          </table:table-cell>
          <table:table-cell office:value-type="float" office:value="0.00923308" calcext:value-type="float">
            <text:p>0.00923308</text:p>
          </table:table-cell>
          <table:table-cell office:value-type="float" office:value="0.00546724" calcext:value-type="float">
            <text:p>0.00546724</text:p>
          </table:table-cell>
          <table:table-cell office:value-type="float" office:value="0.0127423" calcext:value-type="float">
            <text:p>0.0127423</text:p>
          </table:table-cell>
          <table:table-cell office:value-type="float" office:value="0.012623" calcext:value-type="float">
            <text:p>0.012623</text:p>
          </table:table-cell>
          <table:table-cell office:value-type="float" office:value="0.0129448" calcext:value-type="float">
            <text:p>0.0129448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4">00/00/0000</text:date>, <text:time style:data-style-name="N2" text:time-value="21:04:36.1185732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4T19:55:38.740065872</meta:creation-date>
    <dc:date>2017-03-14T21:11:22.112333513</dc:date>
    <meta:editing-duration>PT20M32S</meta:editing-duration>
    <meta:editing-cycles>10</meta:editing-cycles>
    <meta:generator>LibreOffice/5.2.2.2$Linux_X86_64 LibreOffice_project/20m0$Build-2</meta:generator>
    <meta:document-statistic meta:table-count="1" meta:cell-count="20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302cm" svg:y="0.315cm" chart:style-name="ch2">
          <text:p>Test 4</text:p>
        </chart:title>
        <chart:plot-area chart:style-name="ch3" table:cell-range-address="Sheet1.H2:Sheet1.I7" chart:data-source-has-labels="column" svg:x="1.318cm" svg:y="1.288cm" svg:width="14.362cm" svg:height="6.564cm">
          <chartooo:coordinate-region svg:x="2.469cm" svg:y="1.487cm" svg:width="12.865cm" svg:height="5.718cm"/>
          <chart:axis chart:dimension="x" chart:name="primary-x" chart:style-name="ch4" chartooo:axis-type="auto">
            <chartooo:date-scale/>
            <chart:title svg:x="6.834cm" svg:y="8.033cm" chart:style-name="ch5">
              <text:p>Transaction Interval (s)</text:p>
            </chart:title>
            <chart:categories table:cell-range-address="Sheet1.H2:Sheet1.H7"/>
          </chart:axis>
          <chart:axis chart:dimension="y" chart:name="primary-y" chart:style-name="ch4">
            <chart:title svg:x="0.451cm" svg:y="5.203cm" chart:style-name="ch6">
              <text:p>Time (s)</text:p>
            </chart:title>
            <chart:grid chart:style-name="ch7" chart:class="major"/>
          </chart:axis>
          <chart:series chart:style-name="ch8" chart:values-cell-range-address="Sheet1.I2:Sheet1.I7" chart:class="chart:line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0.0s</text:p>
                <draw:g>
                  <svg:desc>Sheet1.H2:Sheet1.H7</svg:desc>
                </draw:g>
              </table:table-cell>
              <table:table-cell office:value-type="float" office:value="0.003255842">
                <text:p>0.003255842</text:p>
                <draw:g>
                  <svg:desc>Sheet1.I2:Sheet1.I7</svg:desc>
                </draw:g>
              </table:table-cell>
            </table:table-row>
            <table:table-row>
              <table:table-cell office:value-type="string">
                <text:p>0.2s</text:p>
              </table:table-cell>
              <table:table-cell office:value-type="float" office:value="0.00815327266666667">
                <text:p>0.00815327266666667</text:p>
              </table:table-cell>
            </table:table-row>
            <table:table-row>
              <table:table-cell office:value-type="string">
                <text:p>0.4s</text:p>
              </table:table-cell>
              <table:table-cell office:value-type="float" office:value="0.00609510466666667">
                <text:p>0.00609510466666667</text:p>
              </table:table-cell>
            </table:table-row>
            <table:table-row>
              <table:table-cell office:value-type="string">
                <text:p>0.6s</text:p>
              </table:table-cell>
              <table:table-cell office:value-type="float" office:value="0.00802585733333333">
                <text:p>0.00802585733333333</text:p>
              </table:table-cell>
            </table:table-row>
            <table:table-row>
              <table:table-cell office:value-type="string">
                <text:p>0.8s</text:p>
              </table:table-cell>
              <table:table-cell office:value-type="float" office:value="0.0105876053333333">
                <text:p>0.0105876053333333</text:p>
              </table:table-cell>
            </table:table-row>
            <table:table-row>
              <table:table-cell office:value-type="string">
                <text:p>1.0s</text:p>
              </table:table-cell>
              <table:table-cell office:value-type="float" office:value="0.00701515">
                <text:p>0.007015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